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3ddc" officeooo:paragraph-rsid="00093ddc"/>
    </style:style>
    <style:style style:name="P2" style:family="paragraph" style:parent-style-name="Text_20_body">
      <style:text-properties style:text-underline-style="solid" style:text-underline-width="auto" style:text-underline-color="font-color" officeooo:rsid="004cb4a6" officeooo:paragraph-rsid="00093ddc"/>
    </style:style>
    <style:style style:name="P3" style:family="paragraph" style:parent-style-name="Text_20_body">
      <style:text-properties style:text-underline-style="solid" style:text-underline-width="auto" style:text-underline-color="font-color" officeooo:rsid="000f511d" officeooo:paragraph-rsid="000f511d"/>
    </style:style>
    <style:style style:name="P4" style:family="paragraph" style:parent-style-name="Text_20_body">
      <style:text-properties officeooo:rsid="000cc4d3" officeooo:paragraph-rsid="000cc4d3"/>
    </style:style>
    <style:style style:name="P5" style:family="paragraph" style:parent-style-name="Title">
      <style:text-properties officeooo:rsid="00093ddc" officeooo:paragraph-rsid="00093ddc"/>
    </style:style>
    <style:style style:name="P6" style:family="paragraph" style:parent-style-name="Heading_20_1">
      <style:text-properties officeooo:rsid="000c6601" officeooo:paragraph-rsid="000c6601"/>
    </style:style>
    <style:style style:name="P7" style:family="paragraph" style:parent-style-name="Heading_20_1">
      <style:text-properties officeooo:rsid="004ab15b" officeooo:paragraph-rsid="00093ddc"/>
    </style:style>
    <style:style style:name="P8" style:family="paragraph" style:parent-style-name="Text_20_body" style:list-style-name="L1">
      <style:text-properties officeooo:rsid="000cc4d3" officeooo:paragraph-rsid="000cc4d3"/>
    </style:style>
    <style:style style:name="P9" style:family="paragraph" style:parent-style-name="Text_20_body">
      <style:text-properties officeooo:rsid="000cc4d3" officeooo:paragraph-rsid="0012ea04"/>
    </style:style>
    <style:style style:name="P10" style:family="paragraph" style:parent-style-name="Text_20_body" style:list-style-name="L1">
      <style:text-properties officeooo:rsid="000dc9dd" officeooo:paragraph-rsid="000dc9dd"/>
    </style:style>
    <style:style style:name="P11" style:family="paragraph" style:parent-style-name="Text_20_body" style:list-style-name="L2">
      <style:text-properties style:text-underline-style="solid" style:text-underline-width="auto" style:text-underline-color="font-color" officeooo:rsid="00093ddc" officeooo:paragraph-rsid="000f511d"/>
    </style:style>
    <style:style style:name="P12" style:family="paragraph" style:parent-style-name="Text_20_body" style:list-style-name="L4">
      <style:text-properties style:text-underline-style="solid" style:text-underline-width="auto" style:text-underline-color="font-color" officeooo:rsid="00093ddc" officeooo:paragraph-rsid="00093ddc"/>
    </style:style>
    <style:style style:name="P13" style:family="paragraph" style:parent-style-name="Text_20_body" style:list-style-name="L2">
      <style:text-properties style:font-name="Liberation Serif1" style:text-underline-style="none" officeooo:rsid="000f511d" officeooo:paragraph-rsid="000f511d"/>
    </style:style>
    <style:style style:name="P14" style:family="paragraph" style:parent-style-name="Text_20_body" style:list-style-name="L4">
      <style:text-properties style:font-name="Liberation Serif1" style:text-underline-style="none" officeooo:rsid="00093ddc" officeooo:paragraph-rsid="00093ddc"/>
    </style:style>
    <style:style style:name="P15" style:family="paragraph" style:parent-style-name="Text_20_body" style:list-style-name="L3">
      <style:text-properties style:text-underline-style="none" officeooo:rsid="004ab15b" officeooo:paragraph-rsid="00093ddc"/>
    </style:style>
    <style:style style:name="P16" style:family="paragraph" style:parent-style-name="Text_20_body" style:list-style-name="L3">
      <style:text-properties style:text-underline-style="none" officeooo:rsid="00093ddc" officeooo:paragraph-rsid="0013d002"/>
    </style:style>
    <style:style style:name="P17" style:family="paragraph" style:parent-style-name="Text_20_body" style:list-style-name="L3">
      <style:text-properties officeooo:rsid="00093ddc" officeooo:paragraph-rsid="00093ddc"/>
    </style:style>
    <style:style style:name="P18" style:family="paragraph" style:parent-style-name="Text_20_body">
      <style:text-properties officeooo:rsid="004ab15b" officeooo:paragraph-rsid="0012ea0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cb4a6"/>
    </style:style>
    <style:style style:name="T3" style:family="text">
      <style:text-properties style:text-underline-style="none" officeooo:rsid="0011356b"/>
    </style:style>
    <style:style style:name="T4" style:family="text">
      <style:text-properties style:text-underline-style="none" officeooo:rsid="00120f20"/>
    </style:style>
    <style:style style:name="T5" style:family="text">
      <style:text-properties style:text-underline-style="none" officeooo:rsid="000cc4d3"/>
    </style:style>
    <style:style style:name="T6" style:family="text">
      <style:text-properties style:text-underline-style="none" officeooo:rsid="0014d9f8"/>
    </style:style>
    <style:style style:name="T7" style:family="text">
      <style:text-properties style:text-underline-style="none" officeooo:rsid="0015d88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Liberation Serif1" style:text-underline-style="none"/>
    </style:style>
    <style:style style:name="T10" style:family="text">
      <style:text-properties style:font-name="Liberation Serif1" style:text-underline-style="none" officeooo:rsid="000f511d"/>
    </style:style>
    <style:style style:name="T11" style:family="text">
      <style:text-properties style:text-line-through-style="solid" style:text-line-through-type="single" style:font-name="Liberation Serif1" style:text-underline-style="none"/>
    </style:style>
    <style:style style:name="T12" style:family="text">
      <style:text-properties officeooo:rsid="000b3a51"/>
    </style:style>
    <style:style style:name="T13" style:family="text">
      <style:text-properties officeooo:rsid="0011356b"/>
    </style:style>
    <style:style style:name="T14" style:family="text">
      <style:text-properties officeooo:rsid="000cc4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urs : PPCM/<text:span text:style-name="T12">PGCD</text:span></text:p>
      <text:p text:style-name="P1"/>
      <text:h text:style-name="P6" text:outline-level="1">Cours : PGCD</text:h>
      <text:p text:style-name="P9">Le PGCD est le Plus Grand Commun Diviseur : c’est le plus grand nombre qui divise deux nombres donnés.</text:p>
      <text:p text:style-name="P4">Pour le calculer :</text:p>
      <text:list xml:id="list951064447" text:style-name="L1">
        <text:list-item>
          <text:p text:style-name="P8">On fait la liste des diviseurs premiers des deux nombres.</text:p>
        </text:list-item>
        <text:list-item>
          <text:p text:style-name="P10">On prend tous les nombres qui apparaissent dans les <text:span text:style-name="T8">deux</text:span><text:span text:style-name="T1"> listes, et on les multiplient entre eux.</text:span></text:p>
        </text:list-item>
      </text:list>
      <text:p text:style-name="P3">Exemple<text:span text:style-name="T1"> : PGCD(12, 20)</text:span></text:p>
      <text:list xml:id="list339357473" text:style-name="L2">
        <text:list-item>
          <text:p text:style-name="P11"><text:span text:style-name="T1">12 = 2 </text:span><text:span text:style-name="T9">× 2 × 3, </text:span><text:span text:style-name="T10">20</text:span><text:span text:style-name="T9"> = 2 × </text:span><text:span text:style-name="T10">2 × 5</text:span></text:p>
        </text:list-item>
        <text:list-item>
          <text:p text:style-name="P13">PGCD(12, 20) = 2 × 2 = 4</text:p>
        </text:list-item>
      </text:list>
      <text:h text:style-name="P7" text:outline-level="1">Cours : PPCM</text:h>
      <text:p text:style-name="P18"><text:span text:style-name="T13">Le </text:span><text:span text:style-name="T1">PPCM </text:span><text:span text:style-name="T3">est le</text:span><text:span text:style-name="T1"> </text:span><text:span text:style-name="T8">plus petit commun multiple</text:span><text:span text:style-name="T1">. </text:span><text:span text:style-name="T3">C’est le</text:span><text:span text:style-name="T1"> plus petit nombre qui est un multiple de </text:span><text:span text:style-name="T5">deux</text:span><text:span text:style-name="T1"> nombres donné</text:span><text:span text:style-name="T4">s</text:span><text:span text:style-name="T1">. Pour le trouver :</text:span></text:p>
      <text:list xml:id="list1738668910" text:style-name="L3">
        <text:list-item>
          <text:p text:style-name="P15">On fait la liste des diviseurs premiers des deux nombres.</text:p>
        </text:list-item>
        <text:list-item>
          <text:p text:style-name="P16">Chaque fois qu’un nombre apparaît dans les <text:span text:style-name="T14">deux</text:span> listes, on l’enlève (des <text:span text:style-name="T14">deux</text:span> listes!) et on le met de côté.</text:p>
        </text:list-item>
        <text:list-item>
          <text:p text:style-name="P17"><text:span text:style-name="T1">On multiplie</text:span><text:span text:style-name="T2"> </text:span><text:span text:style-name="T1">les nombres mi</text:span><text:span text:style-name="T6">s</text:span><text:span text:style-name="T1"> de côté avec les nombres restant</text:span><text:span text:style-name="T7">s</text:span><text:span text:style-name="T1"> dans les listes.</text:span></text:p>
        </text:list-item>
      </text:list>
      <text:p text:style-name="P2">Exemple<text:span text:style-name="T1"> : PPCM(12, 18)</text:span></text:p>
      <text:list xml:id="list2715416971" text:style-name="L4">
        <text:list-item>
          <text:p text:style-name="P12"><text:span text:style-name="T1">12 = 2 </text:span><text:span text:style-name="T9">× 2 × 3, 18 = 2 × 3 × 3</text:span></text:p>
        </text:list-item>
        <text:list-item>
          <text:p text:style-name="P12"><text:span text:style-name="T9">12 = </text:span><text:span text:style-name="T11">2</text:span><text:span text:style-name="T9"> × 2 × 3, 18 = </text:span><text:span text:style-name="T11">2</text:span><text:span text:style-name="T9"> × 3 × 3, de côté = 2<text:line-break/>12 = </text:span><text:span text:style-name="T11">2</text:span><text:span text:style-name="T9"> × 2 × </text:span><text:span text:style-name="T11">3</text:span><text:span text:style-name="T9">, 18 = </text:span><text:span text:style-name="T11">2</text:span><text:span text:style-name="T9"> × </text:span><text:span text:style-name="T11">3</text:span><text:span text:style-name="T9"> × 3, de côté = 2, 3</text:span></text:p>
        </text:list-item>
        <text:list-item>
          <text:p text:style-name="P14">PPCM(12, 18) = 2 × 3 × 2 × 3 = 36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09-24T08:05:23.699925678</dc:date>
    <meta:editing-duration>PT16M8S</meta:editing-duration>
    <meta:editing-cycles>13</meta:editing-cycles>
    <meta:document-statistic meta:table-count="0" meta:image-count="0" meta:object-count="0" meta:page-count="1" meta:paragraph-count="18" meta:word-count="231" meta:character-count="961" meta:non-whitespace-character-count="758"/>
  </office:meta>
</office:document-meta>
</file>